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center" style:justify-single-word="false"/>
      <style:text-properties fo:language="es" fo:country="ES"/>
    </style:style>
    <style:style style:name="P3" style:family="paragraph" style:parent-style-name="Standard">
      <style:paragraph-properties fo:text-align="start" style:justify-single-word="false"/>
      <style:text-properties fo:language="es" fo:country="ES"/>
    </style:style>
    <style:style style:name="P4" style:family="paragraph" style:parent-style-name="Standard">
      <style:paragraph-properties fo:text-align="center" style:justify-single-word="false"/>
      <style:text-properties fo:language="es" fo:country="ES" style:text-underline-style="solid" style:text-underline-width="auto" style:text-underline-color="font-color"/>
    </style:style>
    <style:style style:name="P5" style:family="paragraph" style:parent-style-name="Standard">
      <style:paragraph-properties fo:text-align="start" style:justify-single-word="false"/>
      <style:text-properties fo:language="es" fo:country="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Origen de la filosofía</text:p>
      <text:p text:style-name="P2"/>
      <text:p text:style-name="P3">Alumno: Dal Degan Santiago</text:p>
      <text:p text:style-name="P3"/>
      <text:p text:style-name="P3">2. Averigüen cuando se considera que comienza la filosofía como tal. Quien fue su primer representante y en qué diferencia la filosofía del del pensamiento mítico.</text:p>
      <text:p text:style-name="P3"/>
      <text:p text:style-name="P3">3. elaboren un cuadro de doble entrada comparando los tres orígenes de la filosofía sobre la base de los criterios ordenadores que se proponen a continuación: ¿Qué es?, ¿Qué consecuencias acarrea?, ¿Quiénes o representan?, ¿con que disciplinas filosóficas se relaciona si problemática?<text:line-break/></text:p>
      <text:p text:style-name="P3">4. ¿En qué se diferencia el asombro vulgar del asombro filosófico? Ejemplifiquen de modo personal cada uno de los tipos de asombro.<text:line-break/></text:p>
      <text:p text:style-name="P3">5. Probablemente ustedes estudiaron en Psicología “ilusiones perceptuales”. Busquen dos diferentes que ilustren la afirmación “las percepciones sensibles son engañosas”.<text:line-break/></text:p>
      <text:p text:style-name="P3">6. ¿Están de acuerdo en que la conclusión final que obtiene Descartes brinda un máximo de certeza? Justifiquen.<text:line-break/></text:p>
      <text:p text:style-name="P3">7. Consulten un diccionario filosófico y a partir de el comparen brevemente el escepticismo metódico de Descartes y el escepticismo absoluto de Pirron.<text:line-break/></text:p>
      <text:p text:style-name="P3">8. después de leer cuidadosamente el texto respondan y justifiquen:</text:p>
      <text:p text:style-name="P3">a. ¿Todo ser humano debe enfrentar situaciones límites?</text:p>
      <text:p text:style-name="P3">b. ¿Cómo se puede definir?</text:p>
      <text:p text:style-name="P3">c. Que hace la mayor parte de los seres humanos ante ellas?</text:p>
      <text:p text:style-name="P3">d. ¿Cómo reaccionan ante ellas los esotéricos?<text:line-break/></text:p>
      <text:p text:style-name="P3">9. De los problemas de la lista inicial elijan ejemplos que puedan haber surgido a partir del asombro, de la duda y de la angustia (por lo menos dos para cada origen del filosofar).</text:p>
      <text:p text:style-name="P3"><text:line-break/><text:span text:style-name="T1">2- <text:s/></text:span><text:span text:style-name="T2">La hipotesis mas aceptada es que la filosofia comienza en Grecia o que su mayor desarrollo fue en Grecia. Los historiadores ubican en transito del pensamiento mitico al racional aproximadamente en el año 600 a.C. La diferencia entre el pensamiento mitico y el racional, es que el pensamiento mitico da explicaciones con un carácter sagrado para responder sus preguntas mientras que el pensamiento racional buscaba una respuesta cientifica. Thales es reconocido como uno de los primeros en pensar de una manera filosofica y buscar una respuesta racional al no conformarse con las explicaciones miticas.</text:span><text:span text:style-name="T1"><text:line-break/></text:span></text:p>
      <text:p text:style-name="P5">3- <text:span text:style-name="T2"><text:line-break/><text:line-break/></text:span>4- <text:span text:style-name="T2">El asombro vulgar o asombro trivial es el descubrimiento de una respuesta la cual generalmente inquieta a varias personas y suele estar relacionado con cosas materiales, por ejemplo: descubrir por que los aparatos electronicos se calientan. El asombro filosofico por otro lado va dirigido a inquetiudes que uno pueda tener de si mismo, dudas existenciales que uno descubre. Por ejemplo: ¿Como se que la realidad en la que estamos no es todo un sueño?</text:span></text:p>
      <text:p text:style-name="P5"><text:span text:style-name="T2"/></text:p>
      <text:p text:style-name="P5">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fo:margin-top="0in" fo:margin-bottom="0.0972in"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10T18:25:47.461347533</meta:creation-date>
    <dc:date>2021-04-10T23:03:52</dc:date>
    <meta:editing-duration>PT4H26M52S</meta:editing-duration>
    <meta:editing-cycles>6</meta:editing-cycles>
    <meta:generator>OpenOffice/4.1.9$Unix OpenOffice.org_project/419m1$Build-9805</meta:generator>
    <meta:document-statistic meta:table-count="0" meta:image-count="0" meta:object-count="0" meta:page-count="1" meta:paragraph-count="17" meta:word-count="407" meta:character-count="2566"/>
  </office:meta>
</office:document-meta>
</file>